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0.85cm" fo:min-width="4.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4.6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0.35cm" fo:min-width="5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0.35cm" fo:min-width="4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4.3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92cm" fo:min-width="1.542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0.725cm"/>
    </style:style>
    <style:style style:name="gr12" style:family="graphic" style:parent-style-name="standard">
      <style:graphic-properties draw:stroke="none" svg:stroke-color="#000000" draw:fill="none" draw:fill-color="#ffffff" fo:min-height="0.369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6.65cm" fo:min-width="4.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4.8cm"/>
    </style:style>
    <style:style style:name="gr15" style:family="graphic" style:parent-style-name="standard">
      <style:graphic-properties draw:stroke="none" svg:stroke-color="#000000" draw:fill="none" draw:fill-color="#ffffff" fo:min-height="0.15cm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0.35cm" fo:min-width="5.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9cm"/>
    </style:style>
    <style:style style:name="gr18" style:family="graphic" style:parent-style-name="standard">
      <style:graphic-properties svg:stroke-color="#000000" draw:fill-color="#ffffff" draw:textarea-horizontal-align="justify" draw:textarea-vertical-align="top" draw:auto-grow-height="false" fo:min-height="0.35cm" fo:min-width="4.8cm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0.35cm" fo:min-width="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super 58%" fo:font-size="9pt" style:font-size-asian="9pt" style:font-size-complex="9pt"/>
    </style:style>
    <style:style style:name="T4" style:family="text">
      <style:text-properties style:text-position="0% 100%" fo:font-size="9pt" style:font-size-asian="9pt" style:font-size-complex="9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xml:id="id2" draw:id="id2">
          <draw:custom-shape draw:style-name="gr1" draw:text-style-name="P2" draw:layer="layout" svg:width="5.1cm" svg:height="1.1cm" svg:x="7.9cm" svg:y="2.4cm">
            <text:p text:style-name="P1"><text:span text:style-name="T1">KGEArgParser</text:span><text:span text:style-name="T1"><text:line-break/></text:span><text:span text:style-name="T1">Impor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1cm" svg:height="0.6cm" svg:x="7.9cm" svg:y="1.8cm">
            <text:p text:style-name="P1"><text:span text:style-name="T1">pykg2vec/config/config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3" draw:text-style-name="P2" draw:layer="layout" svg:width="5.8cm" svg:height="0.6cm" svg:x="7.9cm" svg:y="4.8cm">
            <text:p text:style-name="P1"><text:span text:style-name="T1">KnowledgeGrap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8cm" svg:height="0.6cm" svg:x="7.9cm" svg:y="4.2cm">
            <text:p text:style-name="P1"><text:span text:style-name="T1">pykg2vec/utils/kgcontroller.py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5" draw:text-style-name="P2" draw:layer="layout" svg:width="4.8cm" svg:height="0.6cm" svg:x="7.9cm" svg:y="6.7cm">
            <text:p text:style-name="P1"><text:span text:style-name="T1">Tr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4.8cm" svg:height="0.6cm" svg:x="7.9cm" svg:y="6.1cm">
            <text:p text:style-name="P1"><text:span text:style-name="T1">pykg2vec/utils/train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3" draw:layer="layout" draw:line-skew="-2.401cm" svg:x1="4.1cm" svg:y1="4.8cm" svg:x2="7.9cm" svg:y2="2.65cm" draw:start-shape="id1" draw:end-shape="id2" draw:end-glue-point="3" svg:d="M4100 4800h-500v-2150h4300" svg:viewBox="0 0 4301 2151">
          <text:p/>
        </draw:connector>
        <draw:connector draw:style-name="gr7" draw:text-style-name="P3" draw:layer="layout" svg:x1="4.1cm" svg:y1="4.8cm" svg:x2="7.9cm" svg:y2="4.8cm" draw:start-shape="id1" draw:start-glue-point="1" draw:end-shape="id3" svg:d="M4100 4800h3800" svg:viewBox="0 0 3801 1">
          <text:p/>
        </draw:connector>
        <draw:connector draw:style-name="gr8" draw:text-style-name="P4" draw:layer="layout" draw:line-skew="-2.401cm" svg:x1="4.1cm" svg:y1="4.8cm" svg:x2="7.9cm" svg:y2="6.7cm" draw:start-shape="id1" draw:end-shape="id4" draw:end-glue-point="3" svg:d="M4100 4800h-500v1900h4300" svg:viewBox="0 0 4301 1901">
          <text:p/>
        </draw:connector>
        <draw:custom-shape draw:style-name="gr9" draw:text-style-name="P2" xml:id="id1" draw:id="id1" draw:layer="layout" svg:width="2.1cm" svg:height="0.6cm" svg:x="2cm" svg:y="4.5cm">
          <text:p text:style-name="P1"><text:span text:style-name="T1">Tr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.3cm" svg:height="0.975cm" svg:x="3.5cm" svg:y="1.725cm">
          <draw:text-box>
            <text:p text:style-name="P5"><text:span text:style-name="T2">1</text:span><text:span text:style-name="T3">a</text:span><text:span text:style-name="T2"> op.: analisi dei comandi in input</text:span></text:p>
          </draw:text-box>
        </draw:frame>
        <draw:frame draw:style-name="gr11" draw:text-style-name="P6" draw:layer="layout" svg:width="4.1cm" svg:height="0.975cm" svg:x="3.5cm" svg:y="2.6cm">
          <draw:text-box>
            <text:p text:style-name="P5"><text:span text:style-name="T4">3</text:span><text:span text:style-name="T3">a</text:span><text:span text:style-name="T2"> op.: importazione dei dati di configurazione</text:span></text:p>
          </draw:text-box>
        </draw:frame>
        <draw:frame draw:style-name="gr12" draw:text-style-name="P6" draw:layer="layout" svg:width="4.1cm" svg:height="0.975cm" svg:x="4cm" svg:y="3.9cm">
          <draw:text-box>
            <text:p text:style-name="P5"><text:span text:style-name="T4">2</text:span><text:span text:style-name="T3">a</text:span><text:span text:style-name="T2"> op.: preparazione del dataset</text:span></text:p>
          </draw:text-box>
        </draw:frame>
        <draw:frame draw:style-name="gr12" draw:text-style-name="P6" draw:layer="layout" svg:width="4.4cm" svg:height="0.975cm" svg:x="3.6cm" svg:y="5.8cm">
          <draw:text-box>
            <text:p text:style-name="P5"><text:span text:style-name="T4">4</text:span><text:span text:style-name="T3">a</text:span><text:span text:style-name="T2"> op.: inizializzazione del trainer</text:span></text:p>
          </draw:text-box>
        </draw:frame>
        <draw:g xml:id="id5" draw:id="id5">
          <draw:custom-shape draw:style-name="gr13" draw:text-style-name="P8" draw:layer="layout" svg:width="5.3cm" svg:height="6.9cm" svg:x="14cm" svg:y="8.7cm">
            <text:p text:style-name="P7"><text:span text:style-name="T2">Complex.py/Complex</text:span></text:p>
            <text:p text:style-name="P7"><text:span text:style-name="T2">ConvE.py/ConvE</text:span></text:p>
            <text:p text:style-name="P7"><text:span text:style-name="T5">ConvKB.</text:span><text:span text:style-name="T2">py/ConvKB</text:span></text:p>
            <text:p text:style-name="P7"><text:span text:style-name="T5">DistMult</text:span><text:span text:style-name="T2">.py/DistMult</text:span></text:p>
            <text:p text:style-name="P7"><text:span text:style-name="T5">HoLE</text:span><text:span text:style-name="T2">.py/HoLE</text:span></text:p>
            <text:p text:style-name="P7"><text:span text:style-name="T5">KG2E</text:span><text:span text:style-name="T2">.py/KG2E</text:span></text:p>
            <text:p text:style-name="P7"><text:span text:style-name="T5">NTN</text:span><text:span text:style-name="T2">.py/NTN</text:span></text:p>
            <text:p text:style-name="P7"><text:span text:style-name="T5">ProjE_pointwise</text:span><text:span text:style-name="T2">.py/ProjE_pointwise</text:span></text:p>
            <text:p text:style-name="P7"><text:span text:style-name="T5">Rescal</text:span><text:span text:style-name="T2">.py/Rescal</text:span></text:p>
            <text:p text:style-name="P7"><text:span text:style-name="T5">RotatE</text:span><text:span text:style-name="T2">.py/RotatE</text:span></text:p>
            <text:p text:style-name="P7"><text:span text:style-name="T5">SLM</text:span><text:span text:style-name="T2">.py/SLM</text:span></text:p>
            <text:p text:style-name="P7"><text:span text:style-name="T5">SME</text:span><text:span text:style-name="T2">.py/SME</text:span></text:p>
            <text:p text:style-name="P7"><text:span text:style-name="T5">TransD</text:span><text:span text:style-name="T2">.py/TransD</text:span></text:p>
            <text:p text:style-name="P7"><text:span text:style-name="T5">TransE</text:span><text:span text:style-name="T2">.py/TransE</text:span></text:p>
            <text:p text:style-name="P7"><text:span text:style-name="T5">TransG</text:span><text:span text:style-name="T2">.py/TransG</text:span></text:p>
            <text:p text:style-name="P7"><text:span text:style-name="T5">TransH</text:span><text:span text:style-name="T2">.py/TransH</text:span></text:p>
            <text:p text:style-name="P7"><text:span text:style-name="T5">TransM</text:span><text:span text:style-name="T2">.py/TransM</text:span></text:p>
            <text:p text:style-name="P7"><text:span text:style-name="T5">TransR</text:span><text:span text:style-name="T2">.py/TransR</text:span></text:p>
            <text:p text:style-name="P7"><text:span text:style-name="T5">TuckER</text:span><text:span text:style-name="T2">.py/Tu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5.3cm" svg:height="0.6cm" svg:x="14cm" svg:y="8.1cm">
            <text:p text:style-name="P1"><text:span text:style-name="T1">pykg2vec/core/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8" draw:text-style-name="P4" draw:layer="layout" svg:x1="12.7cm" svg:y1="6.7cm" svg:x2="16.65cm" svg:y2="8.1cm" draw:start-shape="id4" draw:start-glue-point="1" draw:end-shape="id5" draw:end-glue-point="0" svg:d="M12700 6700h3950v1400" svg:viewBox="0 0 3951 1401">
          <text:p/>
        </draw:connector>
        <draw:frame draw:style-name="gr15" draw:text-style-name="P6" draw:layer="layout" svg:width="2.5cm" svg:height="0.607cm" svg:x="13.6cm" svg:y="6.193cm">
          <draw:text-box>
            <text:p text:style-name="P5"><text:span text:style-name="T2">build_model()</text:span></text:p>
          </draw:text-box>
        </draw:frame>
        <draw:g xml:id="id7" draw:id="id7">
          <draw:custom-shape draw:style-name="gr16" draw:text-style-name="P2" draw:layer="layout" svg:width="6.4cm" svg:height="0.6cm" svg:x="1.1cm" svg:y="8.9cm">
            <text:p text:style-name="P1"><text:span text:style-name="T1">GeneratorConfi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6.4cm" svg:height="0.6cm" svg:x="1.1cm" svg:y="8.3cm">
            <text:p text:style-name="P1"><text:span text:style-name="T1">pykg2vec/config/global_config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" draw:id="id8">
          <draw:custom-shape draw:style-name="gr18" draw:text-style-name="P2" draw:layer="layout" svg:width="5.3cm" svg:height="0.6cm" svg:x="5.3cm" svg:y="10.5cm">
            <text:p text:style-name="P1"><text:span text:style-name="T1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5.3cm" svg:height="0.6cm" svg:x="5.3cm" svg:y="9.9cm">
            <text:p text:style-name="P1"><text:span text:style-name="T1">pykg2vec/utils/generato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9" draw:text-style-name="P2" draw:layer="layout" svg:width="5.5cm" svg:height="0.6cm" svg:x="8.2cm" svg:y="8.9cm">
            <text:p text:style-name="P1"><text:span text:style-name="T1">Evalu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" draw:layer="layout" svg:width="5.5cm" svg:height="0.6cm" svg:x="8.2cm" svg:y="8.3cm">
            <text:p text:style-name="P1"><text:span text:style-name="T1">pykg2vec/utils/evaluation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8" draw:text-style-name="P4" draw:layer="layout" draw:line-skew="-0.1cm" svg:x1="10.3cm" svg:y1="7.3cm" svg:x2="10.95cm" svg:y2="8.3cm" draw:start-shape="id4" draw:start-glue-point="2" draw:end-shape="id6" draw:end-glue-point="0" svg:d="M10300 7300v400h650v600" svg:viewBox="0 0 651 1001">
          <text:p/>
        </draw:connector>
        <draw:connector draw:style-name="gr8" draw:text-style-name="P4" draw:layer="layout" draw:line-skew="-0.101cm -4.501cm 2.101cm" svg:x1="10.3cm" svg:y1="7.3cm" svg:x2="4.3cm" svg:y2="8.3cm" draw:start-shape="id4" draw:start-glue-point="2" draw:end-shape="id7" draw:end-glue-point="0" svg:d="M10300 7300v400h-1600-4400v600" svg:viewBox="0 0 6001 1001">
          <text:p/>
        </draw:connector>
        <draw:connector draw:style-name="gr8" draw:text-style-name="P4" draw:layer="layout" draw:line-skew="-0.9cm" svg:x1="10.3cm" svg:y1="7.3cm" svg:x2="7.95cm" svg:y2="9.9cm" draw:start-shape="id4" draw:start-glue-point="2" draw:end-shape="id8" draw:end-glue-point="0" svg:d="M10300 7300v400h-2350v2200" svg:viewBox="0 0 2351 2601">
          <text:p/>
        </draw:connector>
        <draw:frame draw:style-name="gr15" draw:text-style-name="P6" draw:layer="layout" svg:width="2.5cm" svg:height="0.607cm" svg:x="5.4cm" svg:y="7.193cm">
          <draw:text-box>
            <text:p text:style-name="P5"><text:span text:style-name="T2">train_model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5T13:07:28.171000000</meta:creation-date>
    <dc:date>2019-12-16T19:43:43.720000000</dc:date>
    <meta:editing-duration>P1DT6H36M1S</meta:editing-duration>
    <meta:editing-cycles>28</meta:editing-cycles>
    <meta:generator>LibreOffice/6.2.8.2$Windows_X86_64 LibreOffice_project/f82ddfca21ebc1e222a662a32b25c0c9d20169ee</meta:generator>
    <meta:document-statistic meta:object-count="35"/>
  </office:meta>
</office:document-meta>
</file>